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5.842cm" svg:height="1.397cm" svg:x="7.985cm" svg:y="3.794cm">
          <text:p text:style-name="P1">main.c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5.842cm" svg:height="5.207cm" svg:x="7.477cm" svg:y="6.207cm">
          <text:p text:style-name="P1">encrypted</text:p>
          <text:p text:style-name="P1">volum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2" draw:id="id2" draw:layer="layout" svg:width="5.207cm" svg:height="4.064cm" svg:x="1.762cm" svg:y="11.414cm">
          <text:p text:style-name="P1">mounting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" draw:id="id1" draw:layer="layout" svg:width="2.286cm" svg:height="1.143cm" svg:x="3.286cm" svg:y="8.239cm">
          <text:p text:style-name="P1">yes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2.413cm" svg:height="1.27cm" svg:x="3.159cm" svg:y="16.621cm">
          <text:p text:style-name="P1">Yes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4.826cm" svg:height="1.27cm" svg:x="1.889cm" svg:y="19.796cm">
          <text:p text:style-name="P1">crypto_mount.c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4.953cm" svg:height="1.27cm" svg:x="6.969cm" svg:y="19.796cm">
          <text:p text:style-name="P1">crypto_umount.c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2.413cm" svg:height="1.27cm" svg:x="8.366cm" svg:y="16.367cm">
          <text:p text:style-name="P1">No</text:p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11.938cm" svg:height="1.27cm" svg:x="5.318cm" svg:y="24.495cm">
          <text:p text:style-name="P1">libzuluCrypt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8.763cm" svg:height="1.27cm" svg:x="1.762cm" svg:y="22.209cm">
          <text:p text:style-name="P1">libzuluCrypt-exe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2.794cm" svg:height="1.143cm" svg:x="15.097cm" svg:y="8.239cm">
          <text:p text:style-name="P1">no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4.699cm" svg:height="4.064cm" svg:x="14.335cm" svg:y="11.541cm">
          <text:p text:style-name="P1">Mounting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7" draw:id="id7" draw:layer="layout" svg:width="1.905cm" svg:height="1.143cm" svg:x="11.033cm" svg:y="12.998cm">
          <text:p text:style-name="P1">yes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4.826cm" svg:height="1.27cm" svg:x="11.287cm" svg:y="16.367cm">
          <text:p text:style-name="P1">mount.c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.429cm" svg:y1="9.382cm" svg:x2="4.366cm" svg:y2="11.414cm" draw:start-shape="id1" draw:start-glue-point="2" draw:end-shape="id2" draw:end-glue-point="4" svg:d="m4429 9382v1016h-63v1016" svg:viewBox="0 0 64 2033">
          <text:p/>
        </draw:connector>
        <draw:connector draw:style-name="gr2" draw:text-style-name="P1" draw:layer="layout" svg:x1="7.477cm" svg:y1="8.811cm" svg:x2="5.572cm" svg:y2="8.81cm" draw:start-shape="id3" draw:start-glue-point="5" draw:end-shape="id1" draw:end-glue-point="1" svg:d="m7477 8811h-952v-1h-953" svg:viewBox="0 0 1906 2">
          <text:p/>
        </draw:connector>
        <draw:connector draw:style-name="gr2" draw:text-style-name="P1" draw:layer="layout" svg:x1="10.906cm" svg:y1="5.191cm" svg:x2="10.398cm" svg:y2="6.207cm" draw:start-shape="id4" draw:start-glue-point="2" draw:end-shape="id3" draw:end-glue-point="4" svg:d="m10906 5191v507h-508v509" svg:viewBox="0 0 509 1017">
          <text:p/>
        </draw:connector>
        <draw:connector draw:style-name="gr2" draw:text-style-name="P1" draw:layer="layout" svg:x1="13.319cm" svg:y1="8.811cm" svg:x2="15.097cm" svg:y2="8.81cm" draw:start-shape="id3" draw:start-glue-point="7" draw:end-shape="id5" draw:end-glue-point="3" svg:d="m13319 8811h890v-1h888" svg:viewBox="0 0 1779 2">
          <text:p/>
        </draw:connector>
        <draw:connector draw:style-name="gr2" draw:text-style-name="P1" draw:layer="layout" svg:x1="16.494cm" svg:y1="9.382cm" svg:x2="16.685cm" svg:y2="11.541cm" draw:start-shape="id5" draw:start-glue-point="2" draw:end-shape="id6" draw:end-glue-point="4" svg:d="m16494 9382v1079h191v1080" svg:viewBox="0 0 192 2160">
          <text:p/>
        </draw:connector>
        <draw:connector draw:style-name="gr2" draw:text-style-name="P1" draw:layer="layout" svg:x1="14.335cm" svg:y1="13.573cm" svg:x2="12.938cm" svg:y2="13.569cm" draw:start-shape="id6" draw:start-glue-point="5" draw:end-shape="id7" draw:end-glue-point="1" svg:d="m14335 13573h-699v-4h-698" svg:viewBox="0 0 1398 5">
          <text:p/>
        </draw:connector>
        <draw:connector draw:style-name="gr2" draw:text-style-name="P1" draw:layer="layout" svg:x1="11.985cm" svg:y1="14.141cm" svg:x2="13.7cm" svg:y2="16.367cm" draw:start-shape="id7" draw:start-glue-point="2" draw:end-shape="id8" draw:end-glue-point="0" svg:d="m11985 14141v1113h1715v1113" svg:viewBox="0 0 1716 2227">
          <text:p/>
        </draw:connector>
        <draw:connector draw:style-name="gr2" draw:text-style-name="P1" draw:layer="layout" svg:x1="6.969cm" svg:y1="13.446cm" svg:x2="9.572cm" svg:y2="16.367cm" draw:start-shape="id2" draw:start-glue-point="7" draw:end-shape="id9" draw:end-glue-point="0" svg:d="m6969 13446h2603v2921" svg:viewBox="0 0 2604 2922">
          <text:p/>
        </draw:connector>
        <draw:connector draw:style-name="gr2" draw:text-style-name="P1" draw:layer="layout" svg:x1="4.366cm" svg:y1="15.478cm" svg:x2="4.365cm" svg:y2="16.621cm" draw:start-shape="id2" draw:start-glue-point="6" draw:end-shape="id10" draw:end-glue-point="0" svg:d="m4366 15478v572h-1v571" svg:viewBox="0 0 2 1144">
          <text:p/>
        </draw:connector>
        <draw:connector draw:style-name="gr2" draw:text-style-name="P1" draw:layer="layout" svg:x1="4.302cm" svg:y1="21.066cm" svg:x2="6.143cm" svg:y2="22.209cm" draw:start-shape="id11" draw:start-glue-point="2" draw:end-shape="id12" svg:d="m4302 21066v572h1841v571" svg:viewBox="0 0 1842 1144">
          <text:p/>
        </draw:connector>
        <draw:connector draw:style-name="gr2" draw:text-style-name="P1" draw:layer="layout" svg:x1="9.445cm" svg:y1="21.066cm" svg:x2="6.143cm" svg:y2="22.209cm" draw:start-shape="id13" draw:start-glue-point="2" draw:end-shape="id12" svg:d="m9445 21066v572h-3302v571" svg:viewBox="0 0 3303 1144">
          <text:p/>
        </draw:connector>
        <draw:connector draw:style-name="gr2" draw:text-style-name="P1" draw:layer="layout" svg:x1="6.143cm" svg:y1="23.479cm" svg:x2="11.287cm" svg:y2="24.495cm" draw:start-shape="id12" draw:start-glue-point="2" draw:end-shape="id14" svg:d="m6143 23479v508h5144v508" svg:viewBox="0 0 5145 1017">
          <text:p/>
        </draw:connector>
        <draw:connector draw:style-name="gr2" draw:text-style-name="P1" draw:layer="layout" draw:line-skew="1.27cm" svg:x1="13.7cm" svg:y1="17.637cm" svg:x2="11.287cm" svg:y2="24.495cm" draw:start-shape="id8" draw:start-glue-point="2" draw:end-shape="id14" svg:d="m13700 17637v4699h-2413v2159" svg:viewBox="0 0 2414 6859">
          <text:p/>
        </draw:connector>
        <draw:custom-shape draw:style-name="gr1" draw:text-style-name="P1" xml:id="id16" draw:id="id16" draw:layer="layout" svg:width="4.191cm" svg:height="1.27cm" svg:x="15.351cm" svg:y="18.78cm">
          <text:p text:style-name="P1">umount.c</text:p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1.905cm" svg:height="1.27cm" svg:x="17.764cm" svg:y="15.732cm">
          <text:p text:style-name="P1">no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9.034cm" svg:y1="13.573cm" svg:x2="19.669cm" svg:y2="16.367cm" draw:start-shape="id6" draw:start-glue-point="7" draw:end-shape="id15" draw:end-glue-point="1" svg:d="m19034 13573h1135v2794h-500" svg:viewBox="0 0 1136 2795">
          <text:p/>
        </draw:connector>
        <draw:connector draw:style-name="gr2" draw:text-style-name="P1" draw:layer="layout" svg:x1="18.716cm" svg:y1="17.002cm" svg:x2="17.446cm" svg:y2="18.78cm" draw:start-shape="id15" draw:start-glue-point="2" draw:end-shape="id16" draw:end-glue-point="0" svg:d="m18716 17002v889h-1270v889" svg:viewBox="0 0 1271 1779">
          <text:p/>
        </draw:connector>
        <draw:connector draw:style-name="gr2" draw:text-style-name="P1" draw:layer="layout" svg:x1="17.446cm" svg:y1="20.05cm" svg:x2="11.287cm" svg:y2="24.495cm" draw:start-shape="id16" draw:start-glue-point="2" draw:end-shape="id14" svg:d="m17446 20050v2223h-6159v2222" svg:viewBox="0 0 6160 4446">
          <text:p/>
        </draw:connector>
        <draw:connector draw:style-name="gr2" draw:text-style-name="P1" draw:layer="layout" svg:x1="4.365cm" svg:y1="17.891cm" svg:x2="4.302cm" svg:y2="19.796cm" draw:start-shape="id10" draw:start-glue-point="2" draw:end-shape="id11" draw:end-glue-point="0" svg:d="m4365 17891v953h-63v952" svg:viewBox="0 0 64 1906">
          <text:p/>
        </draw:connector>
        <draw:connector draw:style-name="gr2" draw:text-style-name="P1" draw:layer="layout" svg:x1="9.572cm" svg:y1="17.637cm" svg:x2="9.445cm" svg:y2="19.796cm" draw:start-shape="id9" draw:start-glue-point="2" draw:end-shape="id13" draw:end-glue-point="0" svg:d="m9572 17637v1080h-127v1079" svg:viewBox="0 0 128 2160">
          <text:p/>
        </draw:connector>
        <draw:custom-shape draw:style-name="gr1" draw:text-style-name="P1" draw:layer="layout" svg:width="18.796cm" svg:height="2.159cm" svg:x="1.381cm" svg:y="1.254cm">
          <text:p text:style-name="P1">zuluMount-cli flow char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5T21:52:05</meta:creation-date>
    <dc:date>2013-05-25T22:24:04</dc:date>
    <meta:editing-duration>PT5S</meta:editing-duration>
    <meta:editing-cycles>1</meta:editing-cycles>
    <meta:document-statistic meta:object-count="35"/>
    <meta:generator>LibreOffice/4.0.0.3$Linux_x86 LibreOffice_project/7545bee9c2a0782548772a21bc84a9dcc583b89</meta:generator>
  </office:meta>
</office:document-meta>
</file>